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38cm" table:align="left"/>
    </style:style>
    <style:style style:name="Table1.A" style:family="table-column">
      <style:table-column-properties style:column-width="0.247cm"/>
    </style:style>
    <style:style style:name="Table1.B" style:family="table-column">
      <style:table-column-properties style:column-width="13.391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971cm" table:align="left"/>
    </style:style>
    <style:style style:name="Table2.A" style:family="table-column">
      <style:table-column-properties style:column-width="0.247cm"/>
    </style:style>
    <style:style style:name="Table2.B" style:family="table-column">
      <style:table-column-properties style:column-width="6.724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489cm" table:align="left"/>
    </style:style>
    <style:style style:name="Table3.A" style:family="table-column">
      <style:table-column-properties style:column-width="0.247cm"/>
    </style:style>
    <style:style style:name="Table3.B" style:family="table-column">
      <style:table-column-properties style:column-width="7.243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7.214cm" table:align="left"/>
    </style:style>
    <style:style style:name="Table4.A" style:family="table-column">
      <style:table-column-properties style:column-width="0.247cm"/>
    </style:style>
    <style:style style:name="Table4.B" style:family="table-column">
      <style:table-column-properties style:column-width="6.967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11.31cm" table:align="left"/>
    </style:style>
    <style:style style:name="Table5.A" style:family="table-column">
      <style:table-column-properties style:column-width="0.247cm"/>
    </style:style>
    <style:style style:name="Table5.B" style:family="table-column">
      <style:table-column-properties style:column-width="11.063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10.262cm" table:align="left"/>
    </style:style>
    <style:style style:name="Table6.A" style:family="table-column">
      <style:table-column-properties style:column-width="0.247cm"/>
    </style:style>
    <style:style style:name="Table6.B" style:family="table-column">
      <style:table-column-properties style:column-width="10.015cm"/>
    </style:style>
    <style:style style:name="Table6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officeooo:rsid="001b389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install CUDA 7.5 on Ubuntu</text:h>
      <text:h text:style-name="Heading_20_1" text:outline-level="1">Easy solution</text:h>
      <text:p text:style-name="Text_20_body">The easiest method is to visit the <text:a xlink:type="simple" xlink:href="https://developer.nvidia.com/cuda-downloads"><text:span text:style-name="Strong_20_Emphasis">CUDA Downloads</text:span></text:a> webpage and download the <text:span text:style-name="Strong_20_Emphasis">deb (network)</text:span> file that matches your Ubuntu. Installing from it is as easy as:</text:p>
      <text:section text:style-name="Sect1" text:name="highlighter_677439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le1.A1" office:value-type="string">
              <text:p text:style-name="Table_20_Contents"><text:span text:style-name="Source_20_Text">$ sudo dpkg -i cuda-repo-ubuntu1404_7.5-18_amd64.deb</text:span></text:p>
              <text:p text:style-name="Table_20_Contents"><text:span text:style-name="Source_20_Text">$ sudo apt-get update</text:span></text:p>
              <text:p text:style-name="Table_20_Contents"><text:span text:style-name="Source_20_Text">$ sudo apt install cuda-7-5</text:span></text:p>
            </table:table-cell>
          </table:table-row>
        </table:table>
      </text:section>
      <text:p text:style-name="Text_20_body">This worked great on a notebook for me. However, on a desktop I started getting the infamous <text:span text:style-name="Strong_20_Emphasis">login loop</text:span> problem.</text:p>
      <text:p text:style-name="Text_20_body"><text:span text:style-name="Strong_20_Emphasis">Login loop</text:span> problem: You start Ubuntu and you get the graphical login, but it is being displayed at an extremely low resolution (like <text:span text:style-name="Source_20_Text">640x480</text:span> for example). You login, you see the desktop for a second, something fails and you are thrown back to the graphical login screen.</text:p>
      <text:h text:style-name="Heading_20_1" text:outline-level="1">Manual solution</text:h>
      <text:p text:style-name="Text_20_body">There are many solutions to the <text:span text:style-name="Strong_20_Emphasis">login loop</text:span> problem. The only one which worked for me is described <text:a xlink:type="simple" xlink:href="https://devtalk.nvidia.com/default/topic/878117/-solved-titan-x-for-cuda-7-5-login-loop-error-ubuntu-14-04-/">here</text:a>.</text:p>
      <text:p text:style-name="Text_20_body">That solution has many steps, not all of which I needed. I also ran into problems not listed there. Here is what worked for me:</text:p>
      <text:list xml:id="list8287255522155200086" text:style-name="L1">
        <text:list-item>
          <text:p text:style-name="P1">Purge all NVIDIA and CUDA packages: </text:p>
        </text:list-item>
      </text:list>
      <text:section text:style-name="Sect1" text:name="highlighter_492804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1</text:p>
              <text:p text:style-name="Table_20_Contents">2</text:p>
            </table:table-cell>
            <table:table-cell table:style-name="Table2.A1" office:value-type="string">
              <text:p text:style-name="Table_20_Contents"><text:span text:style-name="Source_20_Text">$ sudo apt purge "nvidia*"</text:span></text:p>
              <text:p text:style-name="Table_20_Contents"><text:span text:style-name="Source_20_Text">$ sudo apt purge "cuda*"</text:span></text:p>
            </table:table-cell>
          </table:table-row>
        </table:table>
      </text:section>
      <text:list xml:id="list1253791640092713875" text:style-name="L2">
        <text:list-item>
          <text:p text:style-name="P2">Remove the X org configuration file, if it exists: </text:p>
        </text:list-item>
      </text:list>
      <text:section text:style-name="Sect1" text:name="highlighter_52912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1</text:p>
            </table:table-cell>
            <table:table-cell table:style-name="Table3.A1" office:value-type="string">
              <text:p text:style-name="Table_20_Contents"><text:span text:style-name="Source_20_Text">$ sudo rm /etc/X11/xorg.conf</text:span></text:p>
            </table:table-cell>
          </table:table-row>
        </table:table>
      </text:section>
      <text:list xml:id="list1974748205396416318" text:style-name="L3">
        <text:list-item>
          <text:p text:style-name="P3">Reboot and make sure you are having a X desktop that is rendering fine at the correct resolution. If not, this guide cannot help you.</text:p>
        </text:list-item>
        <text:list-item>
          <text:p text:style-name="P3">Visit the <text:a xlink:type="simple" xlink:href="https://developer.nvidia.com/cuda-downloads">CUDA Downloads</text:a> webpage and download the <text:span text:style-name="Strong_20_Emphasis">runfile (local)</text:span> installation file. It is a 1+GB file and the download will take a while. This installer file contains both a NVIDIA graphics driver and the CUDA files.</text:p>
        </text:list-item>
        <text:list-item>
          <text:p text:style-name="P3">Logout of your desktop and kill the X server:</text:p>
        </text:list-item>
      </text:list>
      <text:section text:style-name="Sect1" text:name="highlighter_823627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able_20_Contents">1</text:p>
            </table:table-cell>
            <table:table-cell table:style-name="Table4.A1" office:value-type="string">
              <text:p text:style-name="Table_20_Contents"><text:span text:style-name="Source_20_Text">$ sudo service lightdm stop</text:span></text:p>
            </table:table-cell>
          </table:table-row>
        </table:table>
      </text:section>
      <text:list xml:id="list1128586935680236586" text:style-name="L4">
        <text:list-item>
          <text:p text:style-name="P4">Switch to a virtual terminal using <text:span text:style-name="Source_20_Text">Ctrl + Alt + F1</text:span>. Run the downloaded installer file. But, make sure it does not install its NVIDIA OpenGL libraries. This is the <text:span text:style-name="Strong_20_Emphasis">key</text:span> to fixing the login loop problem! Choose Yes to everything except if it tries to create a <text:span text:style-name="Source_20_Text">xorg.conf</text:span>. </text:p>
        </text:list-item>
      </text:list>
      <text:section text:style-name="Sect1" text:name="highlighter_766126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Contents">1</text:p>
              <text:p text:style-name="Table_20_Contents">2</text:p>
            </table:table-cell>
            <table:table-cell table:style-name="Table5.A1" office:value-type="string">
              <text:p text:style-name="Table_20_Contents"><text:span text:style-name="Source_20_Text">$ chmod +x cuda_7.5.18_linux</text:span></text:p>
              <text:p text:style-name="Table_20_Contents"><text:span text:style-name="Source_20_Text">$ sudo ./cuda_7.5.18_linux --no-opengl-libs</text:span></text:p>
            </table:table-cell>
          </table:table-row>
        </table:table>
      </text:section>
      <text:list xml:id="list5898140008599716205" text:style-name="L5">
        <text:list-item>
          <text:p text:style-name="P5">At this point the NVIDIA driver installation failed saying that the <text:span text:style-name="Source_20_Text">nouveau</text:span> driver was <text:soft-page-break/>active. It reported that it had disabled <text:span text:style-name="Source_20_Text">nouveau</text:span>, but required a restart.</text:p>
        </text:list-item>
        <text:list-item>
          <text:p text:style-name="P5">I restarted the system, switched to virtual terminal, stopped X and ran the CUDA installer again, exactly as shown above. Again, the NVIDIA driver installation failed. This time it reported that the <text:span text:style-name="Strong_20_Emphasis">compiler was incompatible</text:span>. I was using GCC 5.1 as my default compiler. I guess compiling NVIDIA driver kernel module needs something older. So, I switched back to GCC 4.8:</text:p>
        </text:list-item>
      </text:list>
      <text:section text:style-name="Sect1" text:name="highlighter_257604"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Table_20_Contents">1</text:p>
            </table:table-cell>
            <table:table-cell table:style-name="Table6.A1" office:value-type="string">
              <text:p text:style-name="Table_20_Contents"><text:span text:style-name="Source_20_Text">$ sudo update-alternatives --config gcc</text:span></text:p>
            </table:table-cell>
          </table:table-row>
        </table:table>
      </text:section>
      <text:list xml:id="list8310504776127323995" text:style-name="L6">
        <text:list-item>
          <text:p text:style-name="P6">I restarted the installation and it finished successfully. I rebooted and was greeted by a desktop running at the correct resolution. CUDA programs worked fine too!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1:35:19.546106696</meta:creation-date>
    <dc:date>2016-03-23T11:36:13.322809566</dc:date>
    <meta:editing-duration>P0D</meta:editing-duration>
    <meta:editing-cycles>1</meta:editing-cycles>
    <meta:document-statistic meta:table-count="6" meta:image-count="0" meta:object-count="0" meta:page-count="2" meta:paragraph-count="37" meta:word-count="464" meta:character-count="2605" meta:non-whitespace-character-count="2185"/>
    <meta:generator>LibreOffice/4.2.8.2$Linux_X86_64 LibreOffice_project/420m0$Build-2</meta:generator>
  </office:meta>
</office:document-meta>
</file>